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officeooo:rsid="00120add" officeooo:paragraph-rsid="00120add"/>
    </style:style>
    <style:style style:name="P3" style:family="paragraph" style:parent-style-name="Subtitle">
      <style:text-properties fo:font-style="italic" fo:font-weight="bold" officeooo:rsid="00144cfa" officeooo:paragraph-rsid="00144cfa" style:font-style-asian="italic" style:font-weight-asian="bold" style:font-style-complex="italic" style:font-weight-complex="bold"/>
    </style:style>
    <style:style style:name="P4" style:family="paragraph" style:parent-style-name="Text_20_body">
      <style:text-properties style:use-window-font-color="true" fo:font-style="normal" officeooo:rsid="004d5387" officeooo:paragraph-rsid="00149da3" style:font-style-asian="normal" style:font-style-complex="normal"/>
    </style:style>
    <style:style style:name="P5" style:family="paragraph" style:parent-style-name="Text_20_body">
      <style:text-properties style:use-window-font-color="true" fo:font-style="normal" officeooo:rsid="007c2d8c" officeooo:paragraph-rsid="008eea48" style:font-style-asian="normal" style:font-style-complex="normal"/>
    </style:style>
    <style:style style:name="P6" style:family="paragraph" style:parent-style-name="Text_20_body">
      <style:text-properties style:use-window-font-color="true" fo:font-style="normal" officeooo:rsid="00807d4d" officeooo:paragraph-rsid="001df878" style:font-style-asian="normal" style:font-style-complex="normal"/>
    </style:style>
    <style:style style:name="P7" style:family="paragraph" style:parent-style-name="Text_20_body">
      <style:text-properties style:use-window-font-color="true" fo:font-style="normal" officeooo:rsid="00d8da7c" officeooo:paragraph-rsid="00d8da7c" style:font-style-asian="normal" style:font-style-complex="normal"/>
    </style:style>
    <style:style style:name="P8" style:family="paragraph" style:parent-style-name="Text_20_body">
      <style:text-properties style:use-window-font-color="true" fo:font-style="normal" officeooo:rsid="00dd17f7" officeooo:paragraph-rsid="00dd17f7" style:font-style-asian="normal" style:font-style-complex="normal"/>
    </style:style>
    <style:style style:name="P9" style:family="paragraph" style:parent-style-name="Text_20_body">
      <style:text-properties style:use-window-font-color="true" fo:font-style="italic" officeooo:rsid="00e01d0b" officeooo:paragraph-rsid="0100d6ee" style:font-style-asian="italic" style:font-style-complex="italic"/>
    </style:style>
    <style:style style:name="P10" style:family="paragraph" style:parent-style-name="Text_20_body">
      <style:text-properties style:use-window-font-color="true" fo:font-style="italic" officeooo:rsid="00e1a766" officeooo:paragraph-rsid="00e1a766" style:font-style-asian="italic" style:font-style-complex="italic"/>
    </style:style>
    <style:style style:name="P11" style:family="paragraph" style:parent-style-name="Text_20_body">
      <style:text-properties fo:color="#0066b3" fo:font-style="italic" officeooo:rsid="00a6744b" officeooo:paragraph-rsid="00a6744b" style:font-style-asian="italic" style:font-style-complex="italic"/>
    </style:style>
    <style:style style:name="P12" style:family="paragraph" style:parent-style-name="Text_20_body">
      <style:text-properties fo:color="#0066b3" fo:font-style="italic" officeooo:rsid="00a738f7" officeooo:paragraph-rsid="00a738f7" style:font-style-asian="italic" style:font-style-complex="italic"/>
    </style:style>
    <style:style style:name="P13" style:family="paragraph" style:parent-style-name="Text_20_body">
      <style:text-properties fo:color="#0066b3" fo:font-style="italic" officeooo:rsid="00bd22b2" officeooo:paragraph-rsid="00bd22b2" style:font-style-asian="italic" style:font-style-complex="italic"/>
    </style:style>
    <style:style style:name="P14" style:family="paragraph" style:parent-style-name="Text_20_body">
      <style:text-properties fo:color="#0066b3" fo:font-style="italic" officeooo:rsid="00bdc0b7" officeooo:paragraph-rsid="00bdc0b7" style:font-style-asian="italic" style:font-style-complex="italic"/>
    </style:style>
    <style:style style:name="P15" style:family="paragraph" style:parent-style-name="Text_20_body">
      <style:text-properties fo:color="#0066b3" fo:font-style="italic" officeooo:rsid="00d19e54" officeooo:paragraph-rsid="00d19e54" style:font-style-asian="italic" style:font-style-complex="italic"/>
    </style:style>
    <style:style style:name="P16" style:family="paragraph" style:parent-style-name="Text_20_body">
      <style:text-properties fo:color="#0066b3" fo:font-style="italic" officeooo:rsid="00d57ed8" officeooo:paragraph-rsid="00d57ed8" style:font-style-asian="italic" style:font-style-complex="italic"/>
    </style:style>
    <style:style style:name="P17" style:family="paragraph" style:parent-style-name="Text_20_body">
      <style:text-properties fo:color="#0066b3" fo:font-style="italic" officeooo:rsid="00d762a3" officeooo:paragraph-rsid="00d762a3" style:font-style-asian="italic" style:font-style-complex="italic"/>
    </style:style>
    <style:style style:name="P18" style:family="paragraph" style:parent-style-name="Text_20_body">
      <style:text-properties fo:color="#0066b3" fo:font-style="italic" officeooo:rsid="00d8da7c" officeooo:paragraph-rsid="00d8da7c" style:font-style-asian="italic" style:font-style-complex="italic"/>
    </style:style>
    <style:style style:name="P19" style:family="paragraph" style:parent-style-name="Text_20_body">
      <style:text-properties fo:color="#0066b3" fo:font-style="italic" officeooo:rsid="00db693e" officeooo:paragraph-rsid="00db693e" style:font-style-asian="italic" style:font-style-complex="italic"/>
    </style:style>
    <style:style style:name="P20" style:family="paragraph" style:parent-style-name="Text_20_body">
      <style:text-properties fo:color="#0066b3" fo:font-style="italic" officeooo:rsid="00dc09fc" officeooo:paragraph-rsid="00dc09fc" style:font-style-asian="italic" style:font-style-complex="italic"/>
    </style:style>
    <style:style style:name="P21" style:family="paragraph" style:parent-style-name="Text_20_body">
      <style:text-properties fo:color="#0066b3" fo:font-style="italic" officeooo:rsid="00e1a418" officeooo:paragraph-rsid="00e1a418" style:font-style-asian="italic" style:font-style-complex="italic"/>
    </style:style>
    <style:style style:name="P22" style:family="paragraph" style:parent-style-name="Text_20_body">
      <style:text-properties fo:color="#0066b3" fo:font-style="italic" officeooo:rsid="00f4c76b" officeooo:paragraph-rsid="00f4c76b" style:font-style-asian="italic" style:font-style-complex="italic"/>
    </style:style>
    <style:style style:name="P23" style:family="paragraph" style:parent-style-name="Text_20_body">
      <style:text-properties fo:color="#0066b3" fo:font-style="italic" officeooo:rsid="00f5a2d7" officeooo:paragraph-rsid="00f5a2d7" style:font-style-asian="italic" style:font-style-complex="italic"/>
    </style:style>
    <style:style style:name="P24" style:family="paragraph" style:parent-style-name="Text_20_body">
      <style:text-properties fo:color="#0066b3" fo:font-style="italic" officeooo:rsid="01001e14" officeooo:paragraph-rsid="01001e14" style:font-style-asian="italic" style:font-style-complex="italic"/>
    </style:style>
    <style:style style:name="P25" style:family="paragraph" style:parent-style-name="Text_20_body">
      <style:text-properties officeooo:paragraph-rsid="00caf376"/>
    </style:style>
    <style:style style:name="P26" style:family="paragraph" style:parent-style-name="First_20_line_20_indent">
      <style:text-properties officeooo:rsid="00ba6da8" officeooo:paragraph-rsid="00ba6da8"/>
    </style:style>
    <style:style style:name="P27" style:family="paragraph" style:parent-style-name="First_20_line_20_indent">
      <style:text-properties officeooo:paragraph-rsid="00975164"/>
    </style:style>
    <style:style style:name="P28" style:family="paragraph" style:parent-style-name="First_20_line_20_indent">
      <style:text-properties fo:color="#0066b3" fo:font-style="italic" officeooo:rsid="00e3b675" officeooo:paragraph-rsid="00e3b675" style:font-style-asian="italic" style:font-style-complex="italic"/>
    </style:style>
    <style:style style:name="P29" style:family="paragraph" style:parent-style-name="First_20_line_20_indent">
      <style:text-properties fo:color="#0066b3" fo:font-style="italic" officeooo:rsid="00e4d84a" officeooo:paragraph-rsid="00e4d84a" style:font-style-asian="italic" style:font-style-complex="italic"/>
    </style:style>
    <style:style style:name="P30" style:family="paragraph" style:parent-style-name="First_20_line_20_indent">
      <style:text-properties fo:color="#0066b3" fo:font-style="italic" officeooo:rsid="00ec315b" officeooo:paragraph-rsid="00ec315b" style:font-style-asian="italic" style:font-style-complex="italic"/>
    </style:style>
    <style:style style:name="P31" style:family="paragraph" style:parent-style-name="First_20_line_20_indent">
      <style:text-properties fo:color="#0066b3" fo:font-style="italic" officeooo:rsid="00ec5beb" officeooo:paragraph-rsid="00ec5beb" style:font-style-asian="italic" style:font-style-complex="italic"/>
    </style:style>
    <style:style style:name="P32" style:family="paragraph" style:parent-style-name="First_20_line_20_indent">
      <style:text-properties fo:color="#0066b3" fo:font-style="italic" officeooo:rsid="00ef3411" officeooo:paragraph-rsid="00ef3411" style:font-style-asian="italic" style:font-style-complex="italic"/>
    </style:style>
    <style:style style:name="P33" style:family="paragraph" style:parent-style-name="First_20_line_20_indent">
      <style:text-properties fo:color="#0066b3" fo:font-style="italic" fo:font-weight="bold" officeooo:rsid="00ef8770" officeooo:paragraph-rsid="00ef8770" style:font-style-asian="italic" style:font-weight-asian="bold" style:font-style-complex="italic" style:font-weight-complex="bold"/>
    </style:style>
    <style:style style:name="P34" style:family="paragraph" style:parent-style-name="Text_20_body" style:list-style-name="L1">
      <style:text-properties fo:color="#0066b3" fo:font-style="italic" officeooo:rsid="00f5d4e5" officeooo:paragraph-rsid="00f5d4e5" style:font-style-asian="italic" style:font-style-complex="italic"/>
    </style:style>
    <style:style style:name="P35" style:family="paragraph" style:parent-style-name="Text_20_body" style:list-style-name="L1">
      <style:text-properties fo:color="#0066b3" fo:font-style="italic" officeooo:rsid="00fb73b7" officeooo:paragraph-rsid="00fb73b7" style:font-style-asian="italic" style:font-style-complex="italic"/>
    </style:style>
    <style:style style:name="P36" style:family="paragraph" style:parent-style-name="Text_20_body">
      <style:text-properties fo:color="#0066b3" fo:font-style="italic" officeooo:rsid="00fdf883" officeooo:paragraph-rsid="00fdf883" style:font-style-asian="italic" style:font-style-complex="italic"/>
    </style:style>
    <style:style style:name="P37" style:family="paragraph" style:parent-style-name="Text_20_body">
      <style:text-properties fo:color="#0066b3" fo:font-style="italic" officeooo:rsid="00acbac6" officeooo:paragraph-rsid="00a7aca7" style:font-style-asian="italic" style:font-style-complex="italic"/>
    </style:style>
    <style:style style:name="P38" style:family="paragraph" style:parent-style-name="Text_20_body" style:list-style-name="L3">
      <style:text-properties fo:color="#0066b3" fo:font-style="italic" officeooo:rsid="00acbac6" officeooo:paragraph-rsid="00acbac6" style:font-style-asian="italic" style:font-style-complex="italic"/>
    </style:style>
    <style:style style:name="P39" style:family="paragraph" style:parent-style-name="Text_20_body">
      <style:text-properties fo:color="#0066b3" fo:font-style="italic" officeooo:rsid="00ac1db1" officeooo:paragraph-rsid="00ac1db1" style:font-style-asian="italic" style:font-style-complex="italic"/>
    </style:style>
    <style:style style:name="P40" style:family="paragraph" style:parent-style-name="Text_20_body" style:list-style-name="L2">
      <style:text-properties officeooo:paragraph-rsid="00fdf883"/>
    </style:style>
    <style:style style:name="P41" style:family="paragraph" style:parent-style-name="Heading_20_2">
      <style:text-properties officeooo:rsid="0017ae9d" officeooo:paragraph-rsid="0017ae9d"/>
    </style:style>
    <style:style style:name="P42" style:family="paragraph" style:parent-style-name="Heading_20_2">
      <style:text-properties officeooo:rsid="001a0a55" officeooo:paragraph-rsid="001a0a55"/>
    </style:style>
    <style:style style:name="P43" style:family="paragraph" style:parent-style-name="Heading_20_2">
      <style:text-properties officeooo:rsid="008f2867" officeooo:paragraph-rsid="008f2867"/>
    </style:style>
    <style:style style:name="P44" style:family="paragraph" style:parent-style-name="Heading_20_2">
      <style:text-properties officeooo:rsid="001df878" officeooo:paragraph-rsid="001df878"/>
    </style:style>
    <style:style style:name="P45" style:family="paragraph" style:parent-style-name="Heading_20_1">
      <style:text-properties officeooo:rsid="001327e0" officeooo:paragraph-rsid="001327e0"/>
    </style:style>
    <style:style style:name="P46" style:family="paragraph" style:parent-style-name="Heading_20_1">
      <style:paragraph-properties fo:break-before="page"/>
      <style:text-properties officeooo:rsid="00137e3a" officeooo:paragraph-rsid="00137e3a"/>
    </style:style>
    <style:style style:name="P47" style:family="paragraph" style:parent-style-name="First_20_line_20_indent" style:list-style-name="L4">
      <style:text-properties fo:color="#0066b3" fo:font-style="italic" officeooo:rsid="00edef1e" officeooo:paragraph-rsid="00edef1e" style:font-style-asian="italic" style:font-style-complex="italic"/>
    </style:style>
    <style:style style:name="P48" style:family="paragraph" style:parent-style-name="First_20_line_20_indent" style:list-style-name="L4">
      <style:text-properties fo:color="#0066b3" fo:font-style="italic" officeooo:rsid="00ee27b9" officeooo:paragraph-rsid="00ee27b9" style:font-style-asian="italic" style:font-style-complex="italic"/>
    </style:style>
    <style:style style:name="P49" style:family="paragraph" style:parent-style-name="First_20_line_20_indent" style:list-style-name="L5">
      <style:text-properties fo:color="#0066b3" fo:font-style="italic" officeooo:rsid="00ef8770" officeooo:paragraph-rsid="00ef8770" style:font-style-asian="italic" style:font-style-complex="italic"/>
    </style:style>
    <style:style style:name="P50" style:family="paragraph" style:parent-style-name="First_20_line_20_indent" style:list-style-name="L6">
      <style:text-properties fo:color="#0066b3" fo:font-style="italic" officeooo:rsid="00f0d4a4" officeooo:paragraph-rsid="00f0d4a4" style:font-style-asian="italic" style:font-style-complex="italic"/>
    </style:style>
    <style:style style:name="T1" style:family="text">
      <style:text-properties fo:color="#ed1c24"/>
    </style:style>
    <style:style style:name="T2" style:family="text">
      <style:text-properties fo:color="#ed1c24" fo:background-color="#fff200" loext:char-shading-value="0"/>
    </style:style>
    <style:style style:name="T3" style:family="text">
      <style:text-properties fo:color="#21409a"/>
    </style:style>
    <style:style style:name="T4" style:family="text">
      <style:text-properties fo:background-color="#fff200" loext:char-shading-value="0"/>
    </style:style>
    <style:style style:name="T5" style:family="text">
      <style:text-properties fo:color="#ef413d" fo:background-color="#fff200" loext:char-shading-value="0"/>
    </style:style>
    <style:style style:name="T6" style:family="text">
      <style:text-properties officeooo:rsid="00a7aca7"/>
    </style:style>
    <style:style style:name="T7" style:family="text">
      <style:text-properties officeooo:rsid="00ae3e4a"/>
    </style:style>
    <style:style style:name="T8" style:family="text">
      <style:text-properties officeooo:rsid="00aedbc7"/>
    </style:style>
    <style:style style:name="T9" style:family="text">
      <style:text-properties fo:color="#0066b3"/>
    </style:style>
    <style:style style:name="T10" style:family="text">
      <style:text-properties fo:color="#0066b3" fo:font-style="italic" style:font-style-asian="italic" style:font-style-complex="italic"/>
    </style:style>
    <style:style style:name="T11" style:family="text">
      <style:text-properties fo:color="#0066b3" fo:font-style="italic" officeooo:rsid="00bbd01b" style:font-style-asian="italic" style:font-style-complex="italic"/>
    </style:style>
    <style:style style:name="T12" style:family="text">
      <style:text-properties fo:color="#0066b3" fo:font-style="italic" officeooo:rsid="00bc32de" style:font-style-asian="italic" style:font-style-complex="italic"/>
    </style:style>
    <style:style style:name="T13" style:family="text">
      <style:text-properties fo:color="#0066b3" fo:font-style="italic" officeooo:rsid="00caf376" style:font-style-asian="italic" style:font-style-complex="italic"/>
    </style:style>
    <style:style style:name="T14" style:family="text">
      <style:text-properties fo:color="#0066b3" fo:font-style="italic" officeooo:rsid="00cd7623" style:font-style-asian="italic" style:font-style-complex="italic"/>
    </style:style>
    <style:style style:name="T15" style:family="text">
      <style:text-properties fo:color="#0066b3" fo:font-style="italic" officeooo:rsid="00ce7b95" style:font-style-asian="italic" style:font-style-complex="italic"/>
    </style:style>
    <style:style style:name="T16" style:family="text">
      <style:text-properties fo:color="#0066b3" fo:font-style="italic" officeooo:rsid="00cf5661" style:font-style-asian="italic" style:font-style-complex="italic"/>
    </style:style>
    <style:style style:name="T17" style:family="text">
      <style:text-properties fo:color="#0066b3" fo:font-style="italic" officeooo:rsid="00d074c9" style:font-style-asian="italic" style:font-style-complex="italic"/>
    </style:style>
    <style:style style:name="T18" style:family="text">
      <style:text-properties fo:color="#0066b3" fo:font-style="italic" officeooo:rsid="00d9ce3b" style:font-style-asian="italic" style:font-style-complex="italic"/>
    </style:style>
    <style:style style:name="T19" style:family="text">
      <style:text-properties fo:color="#0066b3" fo:font-style="italic" officeooo:rsid="00da1947" style:font-style-asian="italic" style:font-style-complex="italic"/>
    </style:style>
    <style:style style:name="T20" style:family="text">
      <style:text-properties fo:color="#0066b3" fo:font-style="italic" officeooo:rsid="00a6744b" style:font-style-asian="italic" style:font-style-complex="italic"/>
    </style:style>
    <style:style style:name="T21" style:family="text">
      <style:text-properties fo:color="#0066b3" fo:font-style="italic" officeooo:rsid="00a738f7" style:font-style-asian="italic" style:font-style-complex="italic"/>
    </style:style>
    <style:style style:name="T22" style:family="text">
      <style:text-properties fo:color="#0066b3" fo:font-style="italic" officeooo:rsid="0102ba60" style:font-style-asian="italic" style:font-style-complex="italic"/>
    </style:style>
    <style:style style:name="T23" style:family="text">
      <style:text-properties fo:color="#0066b3" style:text-position="sub 58%" fo:font-style="italic" officeooo:rsid="00de4280" style:font-style-asian="italic" style:font-style-complex="italic"/>
    </style:style>
    <style:style style:name="T24" style:family="text">
      <style:text-properties fo:color="#0066b3" style:text-position="0% 100%" fo:font-style="italic" style:font-style-asian="italic" style:font-style-complex="italic"/>
    </style:style>
    <style:style style:name="T25" style:family="text">
      <style:text-properties officeooo:rsid="00e68869"/>
    </style:style>
    <style:style style:name="T26" style:family="text">
      <style:text-properties officeooo:rsid="00edef1e"/>
    </style:style>
    <style:style style:name="T27" style:family="text">
      <style:text-properties fo:font-weight="bold" officeooo:rsid="00edef1e" style:font-weight-asian="bold" style:font-weight-complex="bold"/>
    </style:style>
    <style:style style:name="T28" style:family="text">
      <style:text-properties officeooo:rsid="00ef8770"/>
    </style:style>
    <style:style style:name="T29" style:family="text">
      <style:text-properties officeooo:rsid="00f1d687"/>
    </style:style>
    <style:style style:name="T30" style:family="text">
      <style:text-properties officeooo:rsid="00f3aab7"/>
    </style:style>
    <style:style style:name="T31" style:family="text">
      <style:text-properties officeooo:rsid="00f5a2d7"/>
    </style:style>
    <style:style style:name="T32" style:family="text">
      <style:text-properties officeooo:rsid="00f5d4e5"/>
    </style:style>
    <style:style style:name="T33" style:family="text">
      <style:text-properties officeooo:rsid="00fb73b7"/>
    </style:style>
    <style:style style:name="T34" style:family="text">
      <style:text-properties officeooo:rsid="0100d6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Comments</text:p>
      <text:p text:style-name="P3">With the Author’s notes for revision</text:p>
      <text:h text:style-name="P45" text:outline-level="1">Reviewer 1</text:h>
      <text:h text:style-name="P41" text:outline-level="2">Overall evaluation</text:h>
      <text:p text:style-name="P4">PAPER: 217</text:p>
      <text:p text:style-name="P4">TITLE: On Unified Domain-Driven Software Modelling Using Annotation-Based Domain Specific Languages</text:p>
      <text:p text:style-name="P4">AUTHORS: Duc Minh Le, Duc-Hanh Dang and Viet Ha Nguyen</text:p>
      <text:p text:style-name="P4"/>
      <text:p text:style-name="P4"/>
      <text:p text:style-name="P4">----------- Overall evaluation -----------</text:p>
      <text:p text:style-name="P4">Review on "On Unified Domain-Driven Software Modelling Using Annotation-Based Domain Specific Languages"</text:p>
      <text:p text:style-name="P4"/>
      <text:h text:style-name="Heading_20_2" text:outline-level="2">Summary</text:h>
      <text:p text:style-name="P4">This paper presents an approach for domain modeling which addresses both structural and behavioral aspects of the modeled domain. The authors claim that the existing domain modeling approaches have addressed structural and behavioral aspects separately. To fill this gap, a modeling technique to construct a unified model of the two aspects is proposed. The proposed modeling technique uses two different annotation-based Domain Specific Languages (aDSLs), i.e., Domain Class Specification Language (DCSL) and Activity Graph Configuration Language (AGCL), where each of these serves a unique purpose. DCSL provides notations to model the static structure of the domain entities, whereas AGCL provides notations to model the behavior of the domain entities. A mapping between the notations of the two aDSLs have been defined; therefore, a unified model can be constructed. A modeling tool that supports the two aDSLs has been implemented for the software developers to create and maintain domain models, which can be used to generate source code. Furthermore, domain experts can evaluate and maintain the domain models through a dedicated graphical user interface. The content of this paper covers the review of background concepts, the discussion of unified software modeling, the explanation of the proposed modeling technique, the discussion of the developed tool-support and the case study, the review of related works, and the future research works.</text:p>
      <text:p text:style-name="P4"/>
      <text:h text:style-name="Heading_20_2" text:outline-level="2"><text:soft-page-break/>Strong points</text:h>
      <text:p text:style-name="P4">- This paper addresses an <text:span text:style-name="T3">interesting issue</text:span> in domain modeling, that little emphasis has been put to connecting the structural and behavioral aspects of a domain in a unified model.</text:p>
      <text:p text:style-name="P4">- This research work has <text:span text:style-name="T3">developed two different aDSLs</text:span> and also links between them to support the construction of a <text:span text:style-name="T3">unified model</text:span>.</text:p>
      <text:p text:style-name="P4">- This paper <text:span text:style-name="T3">presents some examples</text:span> of applying the proposed modeling technique in the domain of student enrolment.</text:p>
      <text:p text:style-name="P4">- This research work has <text:span text:style-name="T3">implemented a modeling tool</text:span> for software developers and a <text:span text:style-name="T3">graphical user interface</text:span> for domain experts as proofs of concept.</text:p>
      <text:p text:style-name="P4">- This research work has considered <text:span text:style-name="T3">related works in different fields</text:span> of study, i.e., domain-driven design, model-driven software engineering, and attribute-oriented programming.</text:p>
      <text:h text:style-name="Heading_20_2" text:outline-level="2">Weak points</text:h>
      <text:p text:style-name="P4">- The proposed modeling technique is dedicated for software developers for creating domain models, which will then be evaluated by domain experts through a graphical user interface. Since the domain models are created from the software developer's point of view - which is very technical -, it is expected that the graphical user interface is able to present the domain models in the eye-level of the domain experts. <text:span text:style-name="T1">Explanation and evaluation in this direction are missing</text:span>; although, they are crucial to proving the <text:span text:style-name="T2">impact and usability</text:span> of the proposed technique.</text:p>
      <text:p text:style-name="P11">Discuss the usability of the GUI for the domain expert<text:span text:style-name="T32">s:</text:span></text:p>
      <text:list xml:id="list3026068959" text:style-name="L1">
        <text:list-item>
          <text:p text:style-name="P34">The GUI design is modelled after an essential GUI that reflects the domain class structure <text:span text:style-name="T33">(discussed in [6]). Thus, we can argue that the GUI can achieve simplicity. </text:span></text:p>
        </text:list-item>
        <text:list-item>
          <text:p text:style-name="P35">As for other aspects of usability (e.g. efficiency), we argue that this can be improved with more efficient GUI layout. Our MOSA makes it easier to incorporate a new layout into a GUI (through module configuration).</text:p>
        </text:list-item>
      </text:list>
      <text:p text:style-name="P4">- Manually <text:span text:style-name="T1">translating </text:span><text:span text:style-name="T2">activity diagrams to AGCL</text:span> is a laborious task and this paper does not mention any <text:span text:style-name="T1">automation</text:span> for this. An <text:span text:style-name="T1">evaluation</text:span> regarding the <text:span text:style-name="T1">usability</text:span> of the proposed approach is missing.</text:p>
      <text:p text:style-name="P36">Add a discussion point to the Evaluation:</text:p>
      <text:list xml:id="list2524410640" text:style-name="L2">
        <text:list-item>
          <text:p text:style-name="P40"><text:span text:style-name="T20">Discuss </text:span><text:span text:style-name="T21">that we focus on developing an internal DSL that maps to UML activity diagram. The transformation is possible using the rules discussed in this paper. We do not discuss it in this paper.</text:span></text:p>
        </text:list-item>
      </text:list>
      <text:p text:style-name="P4">- This paper mentions that <text:span text:style-name="T1">the use of aDSLs</text:span> in domain modeling can positively influence some quality factors, i.e., feasibility, productivity, and understandability. However, this paper does not provide any <text:span text:style-name="T1">justification</text:span> for this statement.</text:p>
      <text:p text:style-name="P12">Adds reference<text:span text:style-name="T6">s</text:span> from <text:span text:style-name="T6">the DCSL paper</text:span>. </text:p>
      <text:p text:style-name="P4"><text:soft-page-break/>- This paper mentions that an <text:span text:style-name="T2">atomic action</text:span> is classified based on two different concerns: operational concern and manipulation concern. However, the <text:span text:style-name="T1">reasoning behind</text:span> this <text:span text:style-name="T1">classification</text:span> is not explained.</text:p>
      <text:p text:style-name="P37">Discuss reasoning for the 2 groups of atomic actions. Both groups serve domain object manipulation on the view. After all, domain object manipulation is a primary purpose of each module.</text:p>
      <text:list xml:id="list2564393970" text:style-name="L3">
        <text:list-item>
          <text:p text:style-name="P38">operational context of the view: to prepare the view for receiving user input concerning an object manipulation action (next)</text:p>
        </text:list-item>
        <text:list-item>
          <text:p text:style-name="P38">domain object manipulation: essential actions concerning the creation, <text:span text:style-name="T7">update</text:span>, and deletion of <text:s/><text:span text:style-name="T8">a</text:span> domain object of the domain class.</text:p>
        </text:list-item>
      </text:list>
      <text:p text:style-name="P4">- This paper explains the <text:span text:style-name="T2">transformation</text:span> of abstract syntax meta-model <text:span text:style-name="T2">(ASM) to ASMt</text:span>, which is a compact version of ASM. However, many things are <text:span text:style-name="T1">not clear</text:span> regarding this transformation: <text:span text:style-name="T1">Why</text:span> ASM has to be made compact? What is the unique <text:span text:style-name="T1">purpose</text:span> of each of them? Is there any case, where the <text:span text:style-name="T1">backward</text:span> <text:span text:style-name="T1">transformation</text:span> from ASMt to ASM is needed? All these things are not made clear.</text:p>
      <text:p text:style-name="P24">This is now used as part of evaluation (RCL).</text:p>
      <text:p text:style-name="P4">- Regarding the presented concept of <text:span text:style-name="T1">Structured Atomic Action (SAA)</text:span>: a single SAA expression cannot represent complex high-level behavioral alternatives, e.g., <text:span text:style-name="T2">nested alternatives</text:span>. This limitation is not addressed in this paper.</text:p>
      <text:p text:style-name="P39">A nested interaction scenario is an ASE, at least one member action of which “invokes” the start action of another ASE. For example, the ASE of ModuleStudent (shown Fig 3) involves an action setDataFieldValue that is performed on a sub-form of the associative field Student.enrolments. This action invokes the ASE on a child ModuleEnrolment of ModuleStudent.</text:p>
      <text:p text:style-name="P26"><text:span text:style-name="T10">This is enabled via the module containment concept of our module-based architecture. In fact, using the containment tree the ASEs can be nested at any number levels. </text:span><text:span text:style-name="T11">For example, the aforementioned ASE of ModuleStudent can be nested inside an ASE of ModuleSClass, thereby creating a 2-level nesting. This is enabled by the fact that there is an association between SClass and Student</text:span><text:span text:style-name="T12">.</text:span></text:p>
      <text:p text:style-name="P4">- The use of the <text:span text:style-name="T1">annotation "DOpt"</text:span> is not explained</text:p>
      <text:p text:style-name="P13">This is explained in Section II.C.</text:p>
      <text:p text:style-name="P4">- The concept of <text:span text:style-name="T1">DAttr</text:span> has the property <text:span text:style-name="T1">"optional"</text:span> in it. It is <text:span text:style-name="T1">not clear</text:span>, what an "optional" field means. Does it mean that the field can contain an empty value or that the field can be removed from the domain entity (e.g., to remove "name" from "Student")?`</text:p>
      <text:p text:style-name="P14">Add an explanation for DAttr.optional in the example in Section II.C.</text:p>
      <text:p text:style-name="P4">- Many concepts presented in this paper have been <text:span text:style-name="T1">poorly named and abbreviated</text:span> such as:</text:p>
      <text:p text:style-name="P4"><text:s text:c="4"/>&gt; the difference between "activity domain model" and "activity graph model" are hard to <text:soft-page-break/>comprehend</text:p>
      <text:p text:style-name="P25"><text:span text:style-name="T13">Activity domain model represent</text:span><text:span text:style-name="T22">s</text:span><text:span text:style-name="T13"> the domain-specific structure of the activity model, while the activity graph model represents the activity graph structure. The former is specific to each software (e.g. CourseMan), while the latter is generic and reused for different activity models. </text:span><text:span text:style-name="T14">The activity graph model references </text:span><text:span text:style-name="T16">and “invokes” </text:span><text:span text:style-name="T14">the activity domain model in the sense that an activity node references a either a data or a control class.</text:span><text:span text:style-name="T15"> </text:span><text:span text:style-name="T17">This node will invoke some ModuleActs on the referenced domain class. The referencing and invocation are designed to be </text:span><text:span text:style-name="T15">generic so that changing the activity domain model does not affect the acvity graph model. </text:span></text:p>
      <text:p text:style-name="P30">Rename AGCL to AGL.</text:p>
      <text:p text:style-name="P4"><text:s text:c="4"/>&gt; the renaming of the same concept such as from ModuleAct to MAct and from ActivityGraph to AGraph makes it hard to follow the explanation</text:p>
      <text:p text:style-name="P15">Uses MAct and AGraph directly in the ASM?</text:p>
      <text:p text:style-name="P4"><text:s text:c="4"/>&gt; the method name "transf" for the transformation operation</text:p>
      <text:p text:style-name="P16">Spell this method out in the explanation of ControlNode.</text:p>
      <text:p text:style-name="P4"><text:s text:c="4"/>&gt; many-many / one-one <text:span text:style-name="T34">m</text:span>should be many-to-many / one-to-one</text:p>
      <text:p text:style-name="P16">Make clear that we use these short forms.</text:p>
      <text:p text:style-name="P4">- This paper is <text:span text:style-name="T1">poorly structured</text:span>. Many unexpected jumps of explanation, e.g., the definition Control Node that comes far after its first appearance.</text:p>
      <text:p text:style-name="P17">Disagree. The appearances of control node before its definition refer to the “control node” concept of the activity language.</text:p>
      <text:p text:style-name="P4">- Many <text:span text:style-name="T1">language inconsistencies</text:span> and <text:span text:style-name="T1">incomprehensible</text:span> names make it very hard to follow the explanations.</text:p>
      <text:p text:style-name="P4"/>
      <text:p text:style-name="P4">- Many <text:span text:style-name="T1">grammatical errors</text:span> and <text:span text:style-name="T1">unnecessary explanations</text:span>.</text:p>
      <text:p text:style-name="P18">Examples?</text:p>
      <text:p text:style-name="P4">- <text:span text:style-name="T1">Badly prepared tables and figures</text:span>. Some of the many issues are...</text:p>
      <text:p text:style-name="P4"><text:s text:c="4"/>&gt; <text:span text:style-name="T1">Fig. 1</text:span>: The EnrolmentMgmt is said to involve registering Students, enrolling them into CourseModules, registering them into SClasses, and allowing each Student to raise a HelpRequest. However, there is no relationship drawn between the EnrolmentMgmt concept and the CourseModule/HelpRequest concepts in the domain model presented in Fig 1.</text:p>
      <text:p text:style-name="P7"><text:span text:style-name="T10">OK. Remove from Fig 1. the associations between EnrolmentMgmt and SClass and Studetnts. </text:span><text:span text:style-name="T18">Say that associations will be added later in the paper to </text:span><text:span text:style-name="T19">realise </text:span><text:span text:style-name="T18">the relationship</text:span><text:span text:style-name="T19">s</text:span><text:span text:style-name="T18">.</text:span></text:p>
      <text:p text:style-name="P4"><text:s text:c="4"/>&gt; <text:span text:style-name="T1">Fig. 1</text:span>: The type of relationship between Student and HelpRequest is not given in the presented domain model.</text:p>
      <text:p text:style-name="P19"><text:soft-page-break/>OK. remove this association (above)</text:p>
      <text:p text:style-name="P4"><text:s text:c="4"/>&gt; <text:span text:style-name="T1">Fig. 2</text:span>: The figure does not make it easy for the reader to find the meta-concepts Class, Field, and Method.</text:p>
      <text:p text:style-name="P20">This is part of the meta-model of DCSL (which is given in [6]).</text:p>
      <text:p text:style-name="P4"><text:s text:c="4"/>&gt; Fig. 2: It is said that the Student.name field is an optional domain field; but, optional is equal to false in the figure.</text:p>
      <text:p text:style-name="P4"><text:s text:c="4"/>&gt;<text:span text:style-name="T1"> Table 1</text:span>: false headers? The caption says ASM and ASMt; but, the headers are CSM and ASM.</text:p>
      <text:p text:style-name="P8"><text:span text:style-name="T10">OK.</text:span> <text:span text:style-name="T10">Change headers to ASM</text:span><text:span text:style-name="T23">T</text:span><text:span text:style-name="T10"> and ASM</text:span><text:span text:style-name="T24">.</text:span></text:p>
      <text:p text:style-name="P4"><text:s text:c="4"/>&gt; <text:span text:style-name="T1">Fig. 4</text:span>: Inconsistent name of the header: "Activity Graph" should be "Activity Graph Model".</text:p>
      <text:p text:style-name="P9"><text:span text:style-name="T9">OK.</text:span> <text:span text:style-name="T9">Change the name to Activity Graph Model.</text:span></text:p>
      <text:p text:style-name="P4"><text:s text:c="4"/>&gt; <text:span text:style-name="T1">Fig. 6</text:span>: The textual notes are overwhelming and intricate.</text:p>
      <text:p text:style-name="P21">Because it is a textual CSM.</text:p>
      <text:p text:style-name="P4"><text:s text:c="4"/>&gt; a graphical metamodel would be very helpful to understand the <text:span text:style-name="T1">section II C</text:span>.</text:p>
      <text:p text:style-name="P10">This would make the text too long. This metamodel is presented in [6].</text:p>
      <text:p text:style-name="P4"><text:s text:c="4"/>&gt; a graphical example would be very helpful to understand <text:span text:style-name="T1">SAA</text:span>.</text:p>
      <text:p text:style-name="P10"><text:span text:style-name="T9">OK</text:span>. <text:span text:style-name="T9">Add to Figure 3 <text:s/>a graphical depiction of SAA.</text:span></text:p>
      <text:p text:style-name="P4"/>
      <text:h text:style-name="P46" text:outline-level="1">Reviewer 2</text:h>
      <text:h text:style-name="P42" text:outline-level="2">Overall evaluation</text:h>
      <text:p text:style-name="P5">This paper presents the development of activity graph configuration language (AGCL) consisting of activity domain model and activity graph model, in order to describe software behavior. It is in the annotation based domain specific languages that the authors are developing and that model software from multiple aspect views. The paper includes the meta models of the activity domain model and the activity graph model, the mapping technique between them and a case study. They are based on UML class model and UML activity graph. This work is the successor of the existing work the authors have done. In their previous work, to model software behavior, they adopted UML activity model, but did not discuss the details of how to adopt the activity model. This paper focused on its details including the language and the relationship to MVC architecture to implement the specified software. </text:p>
      <text:h text:style-name="P43" text:outline-level="2">Weak points</text:h>
      <text:p text:style-name="P27">The essential idea of the activity model was referred to the previous paper, thus in this sense, <text:span text:style-name="T1">which parts</text:span> can be <text:span text:style-name="T2">technically novel</text:span> is <text:span text:style-name="T1">not so clear</text:span>. </text:p>
      <text:p text:style-name="P28">This paper extends previous work [6]. The extension is clearly spelled out in the Introduction.</text:p>
      <text:p text:style-name="P27">In addition, it is <text:span text:style-name="T1">not so easy</text:span> to <text:span text:style-name="T1">understand </text:span><text:span text:style-name="T2">how to associate the proposed models</text:span> (activity domain model and activity graph model) with a structural model (Class Domain Model) and MVC architecture, and to generate the implementation of software, although the mapping between the proposed models is provided. I mean the whole view of how to <text:span text:style-name="T1">integrate</text:span> the multiple models. </text:p>
      <text:p text:style-name="P29">There are two types of integration: one is to integrate UDM into MOSA, the other is to integrate activity domain model with activity graph model to form UDM. <text:span text:style-name="T25">The first integration is made possible by MOSA itself: a MOSA consists of modules and each module is an MVC-based software module that consists of a domain class, a view and a controller. The second integration is through the referencing of the domain classes in the activity domain model by nodes of the activity graph model. This referencing is a key component of language composition, as explained by Kleppe [11].</text:span></text:p>
      <text:p text:style-name="P27">As for <text:span text:style-name="T1">evaluation</text:span> in section V using the case study, the evaluation was from the expressiveness of the models and from the relation to iterative development processes only. <text:span text:style-name="T1">What</text:span> <text:span text:style-name="T2">findings</text:span><text:span text:style-name="T4"> obtained from the case study</text:span> can lead to the evaluation results are <text:span text:style-name="T1">not so clear</text:span>. The authors <text:span text:style-name="T1">should</text:span> focus on the <text:span text:style-name="T5">evaluation of AGCL</text:span> and the supporting tool from <text:span text:style-name="T1">usability</text:span>, <text:span text:style-name="T1">learnability</text:span>, etc. using concrete findings of the case study.</text:p>
      <text:p text:style-name="P32">Evaluation: considers AGL as a specification language and <text:span text:style-name="T28">focuses</text:span> on 3 criteria: (1) expressiveness, (2) required coding level, and (3) constructibility.</text:p>
      <text:p text:style-name="P31">Case study: <text:span text:style-name="T26">renamed to </text:span><text:span text:style-name="T27">Expressiveness</text:span></text:p>
      <text:list xml:id="list4284779306" text:style-name="L4">
        <text:list-item>
          <text:p text:style-name="P47">Approach: use common software modelling patterns to test the language</text:p>
        </text:list-item>
        <text:list-item>
          <text:p text:style-name="P48"><text:soft-page-break/>Results: AGL is expressive w.r.t five core patterns. Support for other patterns would be investigated as part of future work.</text:p>
        </text:list-item>
      </text:list>
      <text:p text:style-name="P33">Required coding level:</text:p>
      <text:list xml:id="list2700658116" text:style-name="L5">
        <text:list-item>
          <text:p text:style-name="P49">Consider ASM as the model and computes the “compactness” of CSM by computing how many elements have been reduced through tranformation.</text:p>
        </text:list-item>
      </text:list>
      <text:p text:style-name="P33">Constructibility:</text:p>
      <text:list xml:id="list459228613" text:style-name="L6">
        <text:list-item>
          <text:p text:style-name="P50">AG construction <text:span text:style-name="T29">can </text:span>leverages the support provided by modern IDEs (e.g. Eclipse), to help <text:span text:style-name="T30">(1) </text:span>locate references to the classes <text:span text:style-name="T29">and (2) easily maintain the AG through the refractoring capability.</text:span></text:p>
        </text:list-item>
        <text:list-item>
          <text:p text:style-name="P50">automation would be possible (e.g. generating a default AGraph for each pattern and then allowing user to customise the AGraph). This will be investigated as part of future work.</text:p>
        </text:list-item>
      </text:list>
      <text:h text:style-name="P46" text:outline-level="1">Reviewer 3</text:h>
      <text:h text:style-name="P44" text:outline-level="2">Overall evaluation</text:h>
      <text:p text:style-name="P6">In this paper, the authors proposed a domain-driven software modeling approach by using two annotation-based domain specific languages (aDSLs): an existing domain modeling language called DCSL, and a new activity graph configuration language named AGCL. The authors implemented a protype implementing the approach and applied the approach to a motivating example.</text:p>
      <text:h text:style-name="Heading_20_2" text:outline-level="2">Pros</text:h>
      <text:p text:style-name="P6">The authors <text:span text:style-name="T3">surveyed various related areas well</text:span> to try to properly position and motivate their proposed approach.</text:p>
      <text:p text:style-name="P6"/>
      <text:p text:style-name="P6">It is good that the authors <text:span text:style-name="T3">implemented a protype</text:span> to try to clarify the feasibility and usefulness of the approach.</text:p>
      <text:h text:style-name="Heading_20_2" text:outline-level="2">Cons</text:h>
      <text:p text:style-name="P6">The authors tried to spend much space for explaining technical details of the proposed approach while there are <text:span text:style-name="T1">less explanations</text:span> <text:span text:style-name="T1">on its necessity</text:span> and <text:span text:style-name="T1">design validity</text:span>. For example, <text:span text:style-name="T2">why</text:span><text:span text:style-name="T4"> is </text:span><text:span text:style-name="T2">ASM_T</text:span> necessary in addition to ASM? What's the *actual* problem if there is only ASM?</text:p>
      <text:p text:style-name="P22">The reason is now part of the Required coding level evaluation (<text:span text:style-name="T31">discussed</text:span> above).</text:p>
      <text:p text:style-name="P6">The <text:span text:style-name="T1">novelty</text:span> of the proposed approach <text:span text:style-name="T1">is limited</text:span> since it is a slight extension of the authors' previous work [6].</text:p>
      <text:p text:style-name="P23">This is arguable. The concept of unified software model is new and an important one.</text:p>
      <text:p text:style-name="P6">The <text:span text:style-name="T1">usefulness</text:span> of the approach <text:span text:style-name="T1">is not convincing</text:span> since the paper <text:span text:style-name="T1">lacks </text:span><text:span text:style-name="T2">rigorous evaluation</text:span>.</text:p>
      <text:p text:style-name="P23">This should now be improved with the update to evaluation (discuss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09:27:33.978001114</meta:creation-date>
    <dc:title>Normal</dc:title>
    <meta:editing-duration>P3DT4H52M5S</meta:editing-duration>
    <meta:editing-cycles>223</meta:editing-cycles>
    <meta:generator>LibreOffice/5.4.7.2$Linux_X86_64 LibreOffice_project/c838ef25c16710f8838b1faec480ebba495259d0</meta:generator>
    <dc:date>2018-10-21T10:19:03.142536412</dc:date>
    <meta:document-statistic meta:table-count="0" meta:image-count="0" meta:object-count="0" meta:page-count="8" meta:paragraph-count="105" meta:word-count="2407" meta:character-count="15038" meta:non-whitespace-character-count="12698"/>
    <meta:template xlink:type="simple" xlink:actuate="onRequest" xlink:title="Normal" xlink:href="../../../../../../../programs/data/office/template/Normal.ott" meta:date="2018-07-06T09:27:33.620285858"/>
  </office:meta>
</office:document-meta>
</file>